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style:font-name="Courier New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/>
      <style:text-properties fo:font-variant="normal" fo:text-transform="none" fo:color="#000000" fo:letter-spacing="normal"/>
    </style:style>
    <style:style style:name="T1" style:family="text">
      <style:text-properties style:font-name="Courier New"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iostream&gt;</text:p>
      <text:p text:style-name="P2">#include&lt;exception&gt;</text:p>
      <text:p text:style-name="P2">using namespace std;</text:p>
      <text:p text:style-name="P2">int main() {</text:p>
      <text:p text:style-name="P3"><text:s text:c="8"/><text:span text:style-name="T1">int a,b;</text:span></text:p>
      <text:p text:style-name="P3"><text:s text:c="8"/><text:span text:style-name="T1">cout &lt;&lt; "enter value of a and b";</text:span></text:p>
      <text:p text:style-name="P3"><text:s text:c="8"/><text:span text:style-name="T1">cin &gt;&gt; a &gt;&gt; b;</text:span></text:p>
      <text:p text:style-name="P3"><text:s text:c="8"/><text:span text:style-name="T1">try {</text:span></text:p>
      <text:p text:style-name="P3"><text:s text:c="16"/><text:span text:style-name="T1">if (b == 0) {</text:span></text:p>
      <text:p text:style-name="P3"><text:s text:c="24"/><text:span text:style-name="T1">throw b;</text:span></text:p>
      <text:p text:style-name="P3"><text:s text:c="16"/><text:span text:style-name="T1">}</text:span></text:p>
      <text:p text:style-name="P3"><text:s text:c="16"/><text:span text:style-name="T1">else {</text:span></text:p>
      <text:p text:style-name="P3"><text:s text:c="24"/><text:span text:style-name="T1">cout &lt;&lt; "value is " &lt;&lt; a/b &lt;&lt; endl;</text:span></text:p>
      <text:p text:style-name="P3"><text:s text:c="16"/></text:p>
      <text:p text:style-name="P3"><text:s text:c="16"/><text:span text:style-name="T1">} <text:s text:c="6"/>}</text:span></text:p>
      <text:p text:style-name="P3"><text:s text:c="16"/><text:span text:style-name="T1">catch (int x) {</text:span></text:p>
      <text:p text:style-name="P3"><text:s text:c="24"/><text:span text:style-name="T1">cout &lt;&lt; "divide by zero exception caught" ;</text:span></text:p>
      <text:p text:style-name="P3"><text:s text:c="32"/></text:p>
      <text:p text:style-name="P3"><text:s text:c="24"/><text:span text:style-name="T1">}</text:span></text:p>
      <text:p text:style-name="P3"><text:s text:c="16"/></text:p>
      <text:p text:style-name="P3"><text:s text:c="16"/><text:span text:style-name="T1">catch(...) {</text:span></text:p>
      <text:p text:style-name="P3"><text:s text:c="24"/><text:span text:style-name="T1">cout &lt;&lt; "divide by zero exception caught" ;</text:span></text:p>
      <text:p text:style-name="P3"><text:s text:c="24"/><text:span text:style-name="T1">}</text:span></text:p>
      <text:p text:style-name="P3"><text:s text:c="16"/><text:span text:style-name="T1">}</text:span></text:p>
      <text:p text:style-name="P3"><text:s text:c="1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2:42:40.382517874</meta:creation-date>
    <dc:date>2022-01-05T12:43:03.949696373</dc:date>
    <meta:editing-duration>PT23S</meta:editing-duration>
    <meta:editing-cycles>1</meta:editing-cycles>
    <meta:document-statistic meta:table-count="0" meta:image-count="0" meta:object-count="0" meta:page-count="1" meta:paragraph-count="25" meta:word-count="71" meta:character-count="685" meta:non-whitespace-character-count="261"/>
    <meta:generator>LibreOffice/6.4.7.2$Linux_X86_64 LibreOffice_project/40$Build-2</meta:generator>
  </office:meta>
</office:document-meta>
</file>